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4.38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ext_en</text:p>
          </table:table-cell>
          <table:table-cell office:value-type="string">
            <text:p>text_de-DE</text:p>
          </table:table-cell>
          <table:table-cell table:number-columns-repeated="4"/>
        </table:table-row>
        <table:table-row table:style-name="ro2">
          <table:table-cell office:value-type="string">
            <text:p>Cologne_1</text:p>
          </table:table-cell>
          <table:table-cell office:value-type="string">
            <text:p>I am on a node now.</text:p>
          </table:table-cell>
          <table:table-cell office:value-type="string">
            <text:p>Ich bin auf einem Knoten.</text:p>
          </table:table-cell>
          <table:table-cell table:number-columns-repeated="4"/>
        </table:table-row>
        <table:table-row table:style-name="ro1">
          <table:table-cell office:value-type="string">
            <text:p>Cologne_2</text:p>
          </table:table-cell>
          <table:table-cell office:value-type="string">
            <text:p>This is another node</text:p>
          </table:table-cell>
          <table:table-cell office:value-type="string">
            <text:p>Das ist ein anderer Knoten.</text:p>
          </table:table-cell>
          <table:table-cell table:number-columns-repeated="4"/>
        </table:table-row>
        <table:table-row table:style-name="ro1">
          <table:table-cell office:value-type="string">
            <text:p>Cologne_3</text:p>
          </table:table-cell>
          <table:table-cell office:value-type="string">
            <text:p>something interesting.</text:p>
          </table:table-cell>
          <table:table-cell office:value-type="string">
            <text:p>Etwas interessantes.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16.07.2018</text:date>, <text:time>15:5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42S</meta:editing-duration>
    <meta:editing-cycles>11</meta:editing-cycles>
    <meta:generator>OpenOffice/4.1.3$Win32 OpenOffice.org_project/413m1$Build-9783</meta:generator>
    <dc:date>2018-07-16T15:53:01.67</dc:date>
    <dc:creator>Felix </dc:creator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